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25-02-13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23-02-01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22-02-07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20-02-05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02" calcext:value-type="float">
            <text:p>62.5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19-02-07 14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18-09-18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17-12-21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17-01-30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1784" calcext:value-type="float">
            <text:p>63.04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16-08-24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16-01-25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6192" calcext:value-type="float">
            <text:p>70.11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15-09-01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15-03-03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524" calcext:value-type="float">
            <text:p>68.59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14-02-06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5792" calcext:value-type="float">
            <text:p>70.72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13-08-29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12-12-19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12-01-05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10-12-16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10-01-08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5744" calcext:value-type="float">
            <text:p>68.05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09-02-2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08-01-31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07-02-0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06-01-26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4888" calcext:value-type="float">
            <text:p>56.63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05-02-18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04-02-13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03-01-08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02-02-18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0512" calcext:value-type="float">
            <text:p>51.3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01-03-0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2000-03-0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1996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444095340802</text:p>
          </table:table-cell>
          <table:table-cell office:value-type="string" calcext:value-type="string">
            <text:p>1989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